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eac1" officeooo:paragraph-rsid="0012eac1"/>
    </style:style>
    <style:style style:name="P2" style:family="paragraph" style:parent-style-name="Standard">
      <style:text-properties officeooo:rsid="00143a87" officeooo:paragraph-rsid="00143a87"/>
    </style:style>
    <style:style style:name="P3" style:family="paragraph" style:parent-style-name="Standard">
      <style:text-properties officeooo:rsid="00143a87" officeooo:paragraph-rsid="001663f7"/>
    </style:style>
    <style:style style:name="T1" style:family="text">
      <style:text-properties officeooo:rsid="00143332"/>
    </style:style>
    <style:style style:name="T2" style:family="text">
      <style:text-properties officeooo:rsid="001663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You are a static character in the middle of the screen, you are the suns warrior. Shadows attack you from different positions and your purpose is to combine keyboard presses in order to create powerful effects that damage the shadows. The thing is, you’ll trade life for damage and the key presses are all going to be different random combinations.</text:p>
      <text:p text:style-name="P1"><text:tab/><text:span text:style-name="T1">You’ll start with something simple, something like pressing the key “F” in order to kill the first shadow. And get to something more complex later according to the complexity of the boss. Like “K” “I” “L” “L” “B” “O” “S” “S”.</text:span></text:p>
      <text:p text:style-name="P1"><text:tab/><text:span text:style-name="T1">The enemies will keep coming at you and you’ll have to type very fast in order to destroy them.</text:span></text:p>
      <text:p text:style-name="P1"/>
      <text:p text:style-name="P2">Escape the darkness:</text:p>
      <text:p text:style-name="P3"><text:tab/>You are a mage of the sun. You can move freely in the game screen, while a lot of dark shadows try to catch and damage you. You are trying to protect the light from falling into darkness. (Here maybe something like you have to defend the light while the light moves, only then you can see the enemies, otherwise the screen is black. Ability like Strengteh Light, so that the light illuminates more of the screen). You’ll have 4 or so elements that are key binded. Q – Air, W – Water for example. There will be combinations using those and when you press the mouse click, a projectile will spawn in the direction you chose. This will kill the enemy ONLY IF the enemy is vulnerable to the specific combination. If not, nothing will happen. <text:line-break/><text:tab/>The game may start on a day and night cicle, the first being the day and getting progressively harder. Or even better, the game can start on the day and the first time when an enemy hits you, the light must be protected at all costs as the scene gets dark.<text:line-break/><text:tab/>Will be high score based. <text:line-break/><text:tab/>You can move freely on the game screen – defensive spells should be a thing.<text:line-break/><text:tab/><text:span text:style-name="T2">Spells should be paid with your own health, also there should be a healing mechanic.</text:span></text:p>
      <text:p text:style-name="P3"><text:tab/><text:line-break/><text:tab/><text:span text:style-name="T2">There are going to be 2 phases, the later harder than the first. </text:span></text:p>
      <text:p text:style-name="P3"><text:tab/><text:span text:style-name="T2">The first phase: Everything is lightful, and the torch is attached to you</text:span></text:p>
      <text:p text:style-name="P3"><text:tab/><text:span text:style-name="T2">Second phase: The pov is reduced and the torch moves by itself, double the points he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6:52:04.556000000</meta:creation-date>
    <dc:date>2024-07-17T20:54:45.302000000</dc:date>
    <meta:editing-duration>PT3M7S</meta:editing-duration>
    <meta:editing-cycles>3</meta:editing-cycles>
    <meta:generator>LibreOffice/24.2.3.2$Windows_X86_64 LibreOffice_project/433d9c2ded56988e8a90e6b2e771ee4e6a5ab2ba</meta:generator>
    <meta:document-statistic meta:table-count="0" meta:image-count="0" meta:object-count="0" meta:page-count="1" meta:paragraph-count="8" meta:word-count="385" meta:character-count="2109" meta:non-whitespace-character-count="1713"/>
  </office:meta>
</office:document-meta>
</file>